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49384" calcext:value-type="float">
            <text:p>200.0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4624" calcext:value-type="float">
            <text:p>194.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5" calcext:value-type="float">
            <text:p>190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976" calcext:value-type="float">
            <text:p>188.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3664" calcext:value-type="float">
            <text:p>188.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232" calcext:value-type="float">
            <text:p>185.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936" calcext:value-type="float">
            <text:p>177.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" calcext:value-type="float">
            <text:p>175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1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12" calcext:value-type="float">
            <text:p>172.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592" calcext:value-type="float">
            <text:p>168.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672" calcext:value-type="float">
            <text:p>156.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1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48" calcext:value-type="float">
            <text:p>129.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232" calcext:value-type="float">
            <text:p>147.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0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0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0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200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9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9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4536" calcext:value-type="float">
            <text:p>98.0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9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9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9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8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8952" calcext:value-type="float">
            <text:p>99.8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8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9368" calcext:value-type="float">
            <text:p>96.2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8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94" calcext:value-type="float">
            <text:p>94.2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8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3696" calcext:value-type="float">
            <text:p>95.1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8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7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7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7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7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7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7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7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6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6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6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01</text:p>
          </table:table-cell>
          <table:table-cell office:value-type="string" calcext:value-type="string">
            <text:p>Penelope WSC</text:p>
          </table:table-cell>
          <table:table-cell office:value-type="string" calcext:value-type="string">
            <text:p>196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